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 stretchy="false">Δ</mo>
            <mrow>
              <mo stretchy="false">ϕ</mo>
              <mo stretchy="false">=</mo>
              <mrow>
                <mo stretchy="false">ϕ</mo>
                <mo stretchy="false">/</mo>
                <mi>m</mi>
              </mrow>
            </mrow>
            <mi/>
            <munder>
              <mo stretchy="false">→</mo>
              <mrow>
                <mi>m</mi>
                <mo stretchy="false">→</mo>
                <mo stretchy="false">∞</mo>
              </mrow>
            </munder>
            <mi/>
            <mtext>d</mtext>
            <mo stretchy="false">ϕ</mo>
            <mrow>
              <mo stretchy="false">(</mo>
              <mrow>
                <mrow>
                  <mi>m</mi>
                  <mo stretchy="false">∈</mo>
                  <mo stretchy="false">ℕ</mo>
                </mrow>
              </mrow>
              <mo stretchy="false">)</mo>
            </mrow>
          </mrow>
        </mtd>
      </mtr>
      <mtr>
        <mtd>
          <mrow>
            <msub>
              <mi>D</mi>
              <mstyle mathvariant="bold">
                <mrow>
                  <mi>n</mi>
                </mrow>
              </mstyle>
            </msub>
            <mrow>
              <mrow>
                <mo stretchy="false">(</mo>
                <mrow>
                  <mo stretchy="false">ϕ</mo>
                </mrow>
                <mo stretchy="false">)</mo>
              </mrow>
              <mo stretchy="false">=</mo>
              <mrow>
                <munder>
                  <mi>lim</mi>
                  <mrow>
                    <mi>m</mi>
                    <mo stretchy="false">→</mo>
                    <mo stretchy="false">∞</mo>
                  </mrow>
                </munder>
                <msup>
                  <mfenced open="[" close="]">
                    <mrow>
                      <mrow>
                        <mn>1</mn>
                        <mo stretchy="false">−</mo>
                        <mfrac>
                          <mn>1</mn>
                          <mi>m</mi>
                        </mfrac>
                      </mrow>
                      <mfrac>
                        <mtext>i</mtext>
                        <mo stretchy="false">ℏ</mo>
                      </mfrac>
                      <mo stretchy="false">ϕ</mo>
                      <mrow>
                        <mo stretchy="false">(</mo>
                        <mrow>
                          <mrow>
                            <mstyle mathvariant="bold">
                              <mrow>
                                <mi>n</mi>
                              </mrow>
                            </mstyle>
                            <mo stretchy="false">⋅</mo>
                            <mstyle mathvariant="bold">
                              <mrow>
                                <mi>L</mi>
                              </mrow>
                            </mstyle>
                          </mrow>
                        </mrow>
                        <mo stretchy="false">)</mo>
                      </mrow>
                    </mrow>
                  </mfenced>
                  <mi>m</mi>
                </msup>
              </mrow>
            </mrow>
          </mrow>
        </mtd>
      </mtr>
    </mtable>
    <annotation encoding="StarMath 5.0">%DELTA %iphi = %iphi slash m ~ rightarrow csub {m rightarrow infinity} ~ "d" %iphi (m in setN)
newline
alignc D_bold n (%iphi) = lim from {m rightarrow infinity} left [ 1 - 1 over m "i" over hbar %iphi (bold n cdot bold L) right ]^m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3T19:07:50.047000000</meta:creation-date>
    <meta:generator>LibreOffice/4.1.4.2$Windows_x86 LibreOffice_project/0a0440ccc0227ad9829de5f46be37cfb6edcf72</meta:generator>
  </office:meta>
</office:document-meta>
</file>